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f9237" officeooo:paragraph-rsid="0016e381" fo:background-color="transparent"/>
    </style:style>
    <style:style style:name="P6" style:family="paragraph" style:parent-style-name="Standard">
      <style:text-properties officeooo:paragraph-rsid="000db36f"/>
    </style:style>
    <style:style style:name="P7" style:family="paragraph" style:parent-style-name="Standard">
      <style:text-properties fo:font-style="italic" officeooo:paragraph-rsid="000db36f" style:font-style-asian="italic" style:font-style-complex="italic"/>
    </style:style>
    <style:style style:name="P8" style:family="paragraph" style:parent-style-name="Standard">
      <style:text-properties style:use-window-font-color="true" loext:opacity="0%" style:font-name="Liberation Serif" fo:font-size="12pt" fo:font-weight="normal" officeooo:rsid="003f9237" officeooo:paragraph-rsid="0016e381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4511c4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45c379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  <style:style style:name="T11" style:family="text">
      <style:text-properties officeooo:rsid="0046ae1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7">Noções de UX/UI</text:span><text:span text:style-name="T5">: </text:span><text:span text:style-name="T6">Módulo </text:span><text:span text:style-name="T9">3</text:span><text:span text:style-name="T6"> - </text:span><text:span text:style-name="T5">Atividade 0</text:span><text:span text:style-name="T8">1</text:span></text:p>
      <text:p text:style-name="P3"/>
      <text:p text:style-name="P7">Crie uma representação gráfica (diagrama, infográfico ou slides) para apresentar as possibilidades de atuação como UX e UI designer e destaque as habilidades requeridas.</text:p>
      <text:p text:style-name="P7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4"/>
      <text:p text:style-name="P5"><text:s/><text:span text:style-name="T11">Diagrame em anexo na página. <text:s/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3:50:30.043406719</dc:date>
    <meta:editing-duration>PT9H14M49S</meta:editing-duration>
    <meta:editing-cycles>48</meta:editing-cycles>
    <meta:generator>LibreOffice/7.3.7.2$Linux_X86_64 LibreOffice_project/30$Build-2</meta:generator>
    <meta:document-statistic meta:table-count="0" meta:image-count="0" meta:object-count="0" meta:page-count="1" meta:paragraph-count="4" meta:word-count="41" meta:character-count="270" meta:non-whitespace-character-count="230"/>
  </office:meta>
</office:document-meta>
</file>